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oudicca’s Way is a vocal harmony ensemble with exquisite accompliment from guitars, banjo and<text:s text:c="2"/>mandolin. (or band!)</text:span></text:p>
      <text:p text:style-name="P1"><text:span text:style-name="T1">They bring a rich multi-level tonal sound to some classic songs, convering a range of genres from bluegrass through country and jazz to blues. </text:span></text:p>
      <text:p text:style-name="P1"><text:span text:style-name="T1">The cast of accomplished and experienced players are:</text:span></text:p>
      <text:p text:style-name="P1"><text:span text:style-name="T1">Donna O’Shea</text:span></text:p>
      <text:p text:style-name="P1"><text:span text:style-name="T1">Micheal Unwins</text:span></text:p>
      <text:p text:style-name="P1"><text:span text:style-name="T1">Spenser Davis snr</text:span></text:p>
      <text:p text:style-name="P1"><text:span text:style-name="T1">Anita Fincham</text:span></text:p>
      <text:p text:style-name="P1"><text:span text:style-name="T1">Suzanne Fossey</text:span></text:p>
      <text:p text:style-name="P1"><text:span text:style-name="T1">Johnny Fincham</text:span></text:p>
      <text:p text:style-name="P1"><text:span text:style-name="T2"/></text:p>
      <text:p text:style-name="P1"><text:span text:style-name="T3">The band are available for weddings, funeral wakes, garden parties, get togethers and anywhere where a mellow, uplifting entertainment is required………...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